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d3e0" officeooo:paragraph-rsid="0001d3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Criar a pasta ~/sisops20 &gt;mkdir ~/sisops20</text:p>
      <text:p text:style-name="Standard"/>
      <text:p text:style-name="Standard"/>
      <text:p text:style-name="Standard">2. Criar um ficheiro ~/.alias com alguns dos seguintes atalhos</text:p>
      <text:p text:style-name="Standard">alias lst='ls –alt | less' </text:p>
      <text:p text:style-name="Standard">alias dir='ls -a'</text:p>
      <text:p text:style-name="Standard">alias ll='ls –l'</text:p>
      <text:p text:style-name="Standard">alias rm='rm -i'</text:p>
      <text:p text:style-name="Standard">alias casa='cd;pwd;date'</text:p>
      <text:p text:style-name="Standard">alias cdso='cd ~/sisops20; ls ; pwd'</text:p>
      <text:p text:style-name="Standard">alias indent='indent -npsl -bl'</text:p>
      <text:p text:style-name="Standard">alias cc='cc -Wall'</text:p>
      <text:p text:style-name="Standard">alias stdc='cd /usr/include; ls -l std*.h'</text:p>
      <text:p text:style-name="Standard"/>
      <text:p text:style-name="Standard"/>
      <text:p text:style-name="Standard"/>
      <text:p text:style-name="Standard">3. ler o ficheiro com o comando source ~/.alias e experimente!</text:p>
      <text:p text:style-name="Standard">&gt; gedit ~/.alias &amp; (Perguntar: que faz o &amp; ?)</text:p>
      <text:p text:style-name="Standard">&gt;source ~/.alias</text:p>
      <text:p text:style-name="Standard">&gt;dir</text:p>
      <text:p text:style-name="Standard">&gt;casa</text:p>
      <text:p text:style-name="P1">feito até aqui</text:p>
      <text:p text:style-name="Standard"/>
      <text:p text:style-name="Standard">4. Crie um ficheiro chamado “ola.c” com seguinte código usando um editora simples.</text:p>
      <text:p text:style-name="Standard">main() { printf("\nBem Vindo\n") ; }</text:p>
      <text:p text:style-name="Standard">formatar o ficheiro usando o camando “indent” &gt; indent ola.c</text:p>
      <text:p text:style-name="Standard">e voltar a ver as diferenças no ficheiro &gt; cat ola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9:11:51.193478713</meta:creation-date>
    <dc:date>2020-02-28T09:16:50.984685829</dc:date>
    <meta:editing-duration>PT5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20" meta:character-count="711" meta:non-whitespace-character-count="611"/>
  </office:meta>
</office:document-meta>
</file>